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1E3B1D1914B65047A18.png" manifest:media-type="image/png"/>
  <manifest:file-entry manifest:full-path="Pictures/100002010000037B000002F9864F597565559FF7.png" manifest:media-type="image/png"/>
  <manifest:file-entry manifest:full-path="Pictures/10000201000002DE000002AF403AD317421F8CE3.png" manifest:media-type="image/png"/>
  <manifest:file-entry manifest:full-path="Pictures/10000201000002E2000002762C2AC184C1DD28CB.png" manifest:media-type="image/png"/>
  <manifest:file-entry manifest:full-path="Pictures/100002010000023E000001E1D0C8B51ABDFA3C36.png" manifest:media-type="image/png"/>
  <manifest:file-entry manifest:full-path="Pictures/10000201000002E1000001FB4F6EBB7378E28947.png" manifest:media-type="image/png"/>
  <manifest:file-entry manifest:full-path="Pictures/10000201000002E2000001679848D2DC54FDA9A0.png" manifest:media-type="image/png"/>
  <manifest:file-entry manifest:full-path="Pictures/100002010000025300000229BAF1B47B00DF2AF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.59cm" svg:height="15.205cm" draw:z-index="0"><draw:image xlink:href="Pictures/100002010000037B000002F9864F597565559FF7.png" xlink:type="simple" xlink:show="embed" xlink:actuate="onLoad" loext:mime-type="image/png"/></draw:frame><text:line-break/></text:p>
      <text:p text:style-name="P1"><draw:frame draw:style-name="fr2" draw:name="Imagen2" text:anchor-type="paragraph" svg:x="0cm" svg:y="0.265cm" svg:width="17.59cm" svg:height="15.014cm" draw:z-index="1"><draw:image xlink:href="Pictures/10000201000002E2000002762C2AC184C1DD28CB.png" xlink:type="simple" xlink:show="embed" xlink:actuate="onLoad" loext:mime-type="image/png"/></draw:frame></text:p>
      <text:p text:style-name="P1"><draw:frame draw:style-name="fr2" draw:name="Imagen3" text:anchor-type="paragraph" svg:x="0.949cm" svg:y="0cm" svg:width="15.692cm" svg:height="12.938cm" draw:z-index="2"><draw:image xlink:href="Pictures/100002010000023E000001E1D0C8B51ABDFA3C36.png" xlink:type="simple" xlink:show="embed" xlink:actuate="onLoad" loext:mime-type="image/png"/></draw:frame><draw:frame draw:style-name="fr2" draw:name="Imagen4" text:anchor-type="paragraph" svg:x="0.079cm" svg:y="13.044cm" svg:width="17.59cm" svg:height="12.1cm" draw:z-index="3"><draw:image xlink:href="Pictures/10000201000002E1000001FB4F6EBB7378E28947.png" xlink:type="simple" xlink:show="embed" xlink:actuate="onLoad" loext:mime-type="image/png"/></draw:frame></text:p>
      <text:p text:style-name="P1"><draw:frame draw:style-name="fr3" draw:name="Imagen5" text:anchor-type="paragraph" svg:width="14.898cm" svg:height="11.723cm" draw:z-index="4"><draw:image xlink:href="Pictures/1000020100000258000001E3B1D1914B65047A18.png" xlink:type="simple" xlink:show="embed" xlink:actuate="onLoad" loext:mime-type="image/png"/></draw:frame><draw:frame draw:style-name="fr2" draw:name="Imagen6" text:anchor-type="paragraph" svg:x="0.238cm" svg:y="13.52cm" svg:width="17.59cm" svg:height="8.555cm" draw:z-index="5"><draw:image xlink:href="Pictures/10000201000002E2000001679848D2DC54FDA9A0.png" xlink:type="simple" xlink:show="embed" xlink:actuate="onLoad" loext:mime-type="image/png"/></draw:frame></text:p>
      <text:p text:style-name="P1"/>
      <text:p text:style-name="Standard"><draw:frame draw:style-name="fr2" draw:name="Imagen7" text:anchor-type="paragraph" svg:x="2.219cm" svg:y="1.18cm" svg:width="13.152cm" svg:height="11.934cm" draw:z-index="6"><draw:image xlink:href="Pictures/100002010000025300000229BAF1B47B00DF2AFE.png" xlink:type="simple" xlink:show="embed" xlink:actuate="onLoad" loext:mime-type="image/png"/></draw:frame></text:p>
      <text:p text:style-name="P1"><draw:frame draw:style-name="fr2" draw:name="Imagen8" text:anchor-type="paragraph" svg:x="-0.106cm" svg:y="0.377cm" svg:width="17.59cm" svg:height="16.462cm" draw:z-index="7"><draw:image xlink:href="Pictures/10000201000002DE000002AF403AD317421F8CE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10:13:26.682000000</meta:creation-date>
    <meta:print-date>2022-10-01T11:11:18.050000000</meta:print-date>
    <dc:date>2022-10-01T11:13:08.422000000</dc:date>
    <meta:editing-duration>PT9M21S</meta:editing-duration>
    <meta:editing-cycles>1</meta:editing-cycles>
    <meta:document-statistic meta:table-count="0" meta:image-count="8" meta:object-count="0" meta:page-count="6" meta:paragraph-count="1" meta:word-count="0" meta:character-count="1" meta:non-whitespace-character-count="0"/>
    <meta:generator>LibreOffice/6.2.0.3$Windows_X86_64 LibreOffice_project/98c6a8a1c6c7b144ce3cc729e34964b47ce25d62</meta:generator>
  </office:meta>
</office:document-meta>
</file>